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IteratorSymbol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sincronizou corretamente e perdeu o restante da entrada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New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Descarta alguns tokens, porém consegue sincronizar após o state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Não consegue sincronizar, reconhece a árvore de forma errada e descarta muitos tokens (Standard). Não consegue sincronizar e perde toda 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escarta todo o bloco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3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/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Initializer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isk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sincronizou corretamente e perdeu o restante da entrada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/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reatorErr2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Descarta apenas um token, porém a estrutura do comando está erra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Type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4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5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Reconhece os parâmetros ocorre o erro incorretamente, porém sincroniza logo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BrackErr6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erdeu um token, porém sincronizou corretamente (Stand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ão reconheceu o statement onde ocorreu o erro corretament, mas sincronizou corretamente depois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8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valiable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que vem depois do token ‘try’, porém sincroniza mlogo em segui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segundo tipo e do nome da exceção capturada no cat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Ampersand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PlusErr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a informação da expressão, porém sincroniza corretamente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10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e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incroniza corretamente, mas descarta alguns tokens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Err.jav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Word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r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r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EqualGreater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xpression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QualIdent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2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10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lguns tokens, mas consegue sincronizar 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5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8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9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1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3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5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6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rr7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Expression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2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3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4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Sincroniza incorretamente. O Hard perde muito mais toke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ryExpressionErr6.jav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nde o método como um construtor, porém sincroniza corretamente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Err.java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Não reconhece o restante da entrada após o erro (Hard).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Hard</text:p>
          </table:table-cell>
          <table:table-cell table:style-name="ce5"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 table:style-name="Default"/>
          <table:table-cell table:style-name="ce5" table:number-columns-repeated="2"/>
          <table:table-cell table:style-name="ce5" office:value-type="string" calcext:value-type="string">
            <text:p>%</text:p>
          </table:table-cell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0" calcext:value-type="float">
            <text:p>110</text:p>
          </table:table-cell>
          <table:table-cell table:style-name="ce8" table:formula="of:=([.B183]/[.B187])*100" office:value-type="float" office:value="62.8571428571429" calcext:value-type="float">
            <text:p>62,86</text:p>
          </table:table-cell>
          <table:table-cell table:style-name="Default"/>
          <table:table-cell table:style-name="ce5" office:value-type="string" calcext:value-type="string">
            <text:p>excellent</text:p>
          </table:table-cell>
          <table:table-cell table:style-name="ce5" table:formula="of:=COUNTIF([.C3:.C177];&quot;excellent&quot;)" office:value-type="float" office:value="41" calcext:value-type="float">
            <text:p>41</text:p>
          </table:table-cell>
          <table:table-cell table:style-name="ce8" table:formula="of:=([.F183]/[.F187])*100" office:value-type="float" office:value="23.4285714285714" calcext:value-type="float">
            <text:p>23,43</text:p>
          </table:table-cell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 table:style-name="Default"/>
          <table:table-cell table:style-name="ce5" office:value-type="string" calcext:value-type="string">
            <text:p>good</text:p>
          </table:table-cell>
          <table:table-cell table:style-name="ce5" table:formula="of:=COUNTIF([.C3:.C177];&quot;good&quot;)" office:value-type="float" office:value="8" calcext:value-type="float">
            <text:p>8</text:p>
          </table:table-cell>
          <table:table-cell table:style-name="ce8" table:formula="of:=[.F184]/[.F187]*100" office:value-type="float" office:value="4.57142857142857" calcext:value-type="float">
            <text:p>4,57</text:p>
          </table:table-cell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1" calcext:value-type="float">
            <text:p>41</text:p>
          </table:table-cell>
          <table:table-cell table:style-name="ce8" table:formula="of:=([.B185]/[.B187])*100" office:value-type="float" office:value="23.4285714285714" calcext:value-type="float">
            <text:p>23,43</text:p>
          </table:table-cell>
          <table:table-cell table:style-name="Default"/>
          <table:table-cell table:style-name="ce5" office:value-type="string" calcext:value-type="string">
            <text:p>poor</text:p>
          </table:table-cell>
          <table:table-cell table:style-name="ce5" table:formula="of:=COUNTIF([.C3:.C177];&quot;poor&quot;)" office:value-type="float" office:value="107" calcext:value-type="float">
            <text:p>107</text:p>
          </table:table-cell>
          <table:table-cell table:style-name="ce8" table:formula="of:=[.F185]/[.F187]*100" office:value-type="float" office:value="61.1428571428572" calcext:value-type="float">
            <text:p>61,14</text:p>
          </table:table-cell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77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 table:style-name="Default"/>
          <table:table-cell table:style-name="ce5" office:value-type="string" calcext:value-type="string">
            <text:p>none</text:p>
          </table:table-cell>
          <table:table-cell table:style-name="ce5" table:formula="of:=COUNTIF([.C3:.C177];&quot;none&quot;)" office:value-type="float" office:value="19" calcext:value-type="float">
            <text:p>19</text:p>
          </table:table-cell>
          <table:table-cell table:style-name="ce8" table:formula="of:=[.F186]/[.F187]*100" office:value-type="float" office:value="10.8571428571429" calcext:value-type="float">
            <text:p>10,86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 table:style-name="Default"/>
          <table:table-cell table:style-name="ce5" office:value-type="string" calcext:value-type="string">
            <text:p>Total</text:p>
          </table:table-cell>
          <table:table-cell table:style-name="ce5" table:formula="of:=SUM([.F183:.F186])" office:value-type="float" office:value="175" calcext:value-type="float">
            <text:p>175</text:p>
          </table:table-cell>
          <table:table-cell table:style-name="ce8" table:formula="of:=[.F187]/[.F187]*100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0:47:41.45470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1H6M24S</meta:editing-duration>
    <meta:editing-cycles>10</meta:editing-cycles>
    <meta:generator>LibreOffice/6.1.4.2$Linux_X86_64 LibreOffice_project/9d0f32d1f0b509096fd65e0d4bec26ddd1938fd3</meta:generator>
    <dc:date>2019-02-03T16:09:57.207903929</dc:date>
    <meta:document-statistic meta:table-count="1" meta:cell-count="685" meta:object-count="0"/>
  </office:meta>
</office:document-meta>
</file>